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665cm"/>
    </style:style>
    <style:style style:name="co5" style:family="table-column">
      <style:table-column-properties fo:break-before="auto" style:column-width="5.191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no-wrap" fo:border="0.74pt solid #b3b3b3" style:vertical-align="automatic"/>
      <style:paragraph-properties fo:text-align="center" fo:margin-left="0cm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fo:wrap-option="no-wrap" fo:border="0.74pt solid #b3b3b3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fo:wrap-option="no-wrap" fo:border="0.74pt solid #b3b3b3" style:vertical-align="automatic"/>
      <style:text-properties fo:color="#0000f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b3b3b3" fo:background-color="#ffff99" style:text-align-source="value-type" style:repeat-content="false" fo:wrap-option="no-wrap" fo:border-left="0.99pt solid #000000" fo:border-right="0.74pt solid #b3b3b3" fo:border-top="0.99pt solid #000000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order-bottom="0.74pt solid #b3b3b3" fo:background-color="#ffff99" style:text-align-source="value-type" style:repeat-content="false" fo:wrap-option="no-wrap" fo:border-left="0.99pt solid #000000" fo:border-right="0.74pt solid #b3b3b3" fo:border-top="0.74pt solid #b3b3b3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order-bottom="0.99pt solid #000000" fo:background-color="#ffff99" style:text-align-source="value-type" style:repeat-content="false" fo:wrap-option="no-wrap" fo:border-left="0.99pt solid #000000" fo:border-right="0.74pt solid #b3b3b3" fo:border-top="0.74pt solid #b3b3b3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ffff99" style:text-align-source="value-type" style:repeat-content="false" fo:wrap-option="no-wrap" fo:border="none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order-bottom="0.74pt solid #b3b3b3" style:text-align-source="value-type" style:repeat-content="false" fo:background-color="transparent" fo:wrap-option="no-wrap" fo:border-left="0.74pt solid #b3b3b3" fo:border-right="0.99pt solid #000000" fo:border-top="0.99pt solid #000000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74pt solid #b3b3b3" style:text-align-source="value-type" style:repeat-content="false" fo:background-color="transparent" fo:wrap-option="no-wrap" fo:border-left="0.74pt solid #b3b3b3" fo:border-right="0.99pt solid #000000" fo:border-top="0.74pt solid #b3b3b3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99pt solid #000000" style:text-align-source="value-type" style:repeat-content="false" fo:background-color="transparent" fo:wrap-option="no-wrap" fo:border-left="0.74pt solid #b3b3b3" fo:border-right="0.99pt solid #000000" fo:border-top="0.74pt solid #b3b3b3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 style:data-style-name="N10">
      <style:table-cell-properties fo:border-bottom="0.74pt solid #b3b3b3" style:text-align-source="value-type" style:repeat-content="false" fo:background-color="transparent" fo:wrap-option="no-wrap" fo:border-left="0.74pt solid #b3b3b3" fo:border-right="0.99pt solid #000000" fo:border-top="0.99pt solid #000000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10">
      <style:table-cell-properties fo:border-bottom="0.74pt solid #b3b3b3" style:text-align-source="value-type" style:repeat-content="false" fo:background-color="transparent" fo:wrap-option="no-wrap" fo:border-left="0.74pt solid #b3b3b3" fo:border-right="0.99pt solid #000000" fo:border-top="0.74pt solid #b3b3b3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 style:data-style-name="N10">
      <style:table-cell-properties fo:border-bottom="0.99pt solid #000000" style:text-align-source="value-type" style:repeat-content="false" fo:background-color="transparent" fo:wrap-option="no-wrap" fo:border-left="0.74pt solid #b3b3b3" fo:border-right="0.99pt solid #000000" fo:border-top="0.74pt solid #b3b3b3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11">
      <style:table-cell-properties style:text-align-source="value-type" style:repeat-content="false" fo:background-color="transparent" fo:wrap-option="no-wrap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ffff" style:text-align-source="value-type" style:repeat-content="false" fo:wrap-option="no-wrap" fo:border="0.74pt solid #b3b3b3" style:vertical-align="automatic"/>
      <style:text-properties fo:color="#0000f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 style:data-style-name="N10">
      <style:table-cell-properties style:text-align-source="value-type" style:repeat-content="false" fo:background-color="transparent" fo:wrap-option="no-wrap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fo:border="0.74pt solid #999999" style:vertical-align="middle"/>
      <style:text-properties fo:font-style="italic" style:font-style-asian="italic" style:font-style-complex="italic"/>
    </style:style>
    <style:style style:name="ce25" style:family="table-cell" style:parent-style-name="Default" style:data-style-name="N11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 style:data-style-name="N0">
      <style:table-cell-properties style:text-align-source="value-type" style:repeat-content="false" fo:background-color="transparent" fo:wrap-option="no-wrap" fo:border="none" fo:padding="0cm" style:vertical-align="automatic"/>
      <style:paragraph-properties fo:margin-left="0cm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 fo:wrap-option="no-wrap" fo:border="none" fo:padding="0cm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text-align-source="value-type" style:repeat-content="false" fo:background-color="transparent" fo:wrap-option="no-wrap" fo:padding="0cm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ackground-color="transparent" fo:wrap-option="no-wrap" fo:border="none" fo:padding="0cm" style:vertical-align="automatic"/>
      <style:paragraph-properties fo:text-align="center" fo:margin-left="0cm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text-align-source="value-type" style:repeat-content="false" fo:background-color="transparent" fo:wrap-option="no-wrap" fo:padding="0cm" style:vertical-align="automatic"/>
      <style:paragraph-properties fo:margin-left="0cm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alós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07" table:default-cell-style-name="ce4"/>
        <table:table-row table:style-name="ro1">
          <table:table-cell table:style-name="ce1" office:value-type="string" calcext:value-type="string">
            <text:p>Valós adatsor</text:p>
          </table:table-cell>
          <table:table-cell table:style-name="ce1" office:value-type="string" calcext:value-type="string" table:number-columns-spanned="2" table:number-rows-spanned="1">
            <text:p>Alg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étö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lt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ivad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stv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ik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álmán</text:p>
          </table:table-cell>
          <table:covered-table-cell table:style-name="ce1"/>
          <table:table-cell table:style-name="ce5"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33" office:value-type="string" calcext:value-type="string" table:number-columns-spanned="2" table:number-rows-spanned="1">
            <text:p>Alg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étö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oltán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Divada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Estván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Fikto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álmán</text:p>
          </table:table-cell>
          <table:covered-table-cell table:style-name="ce33"/>
          <table:table-cell table:style-name="ce5"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number-columns-repeated="1009"/>
        </table:table-row>
        <table:table-row table:style-name="ro1">
          <table:table-cell table:number-columns-repeated="15"/>
          <table:table-cell table:style-name="ce5" office:value-type="string" calcext:value-type="string">
            <text:p>Átlag</text:p>
          </table:table-cell>
          <table:table-cell table:style-name="ce5" office:value-type="string" calcext:value-type="string">
            <text:p>Vártható érték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ét azonos</text:p>
          </table:table-cell>
          <table:table-cell table:style-name="ce13" table:number-columns-repeated="14"/>
          <table:table-cell table:style-name="ce48" table:formula="of:=IF(COUNT([.B57:.O57])&gt;0;AVERAGE([.B57:.O57]);&quot;&quot;)">
            <text:p/>
          </table:table-cell>
          <table:table-cell table:style-name="ce24" table:formula="of:=25/6" office:value-type="float" office:value="4.16666666666667" calcext:value-type="float">
            <text:p>4,1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obott összeg átlaga</text:p>
          </table:table-cell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48" table:formula="of:=IF(COUNT([.B58:.O58])&gt;0;AVERAGE([.B58:.O58]);&quot;&quot;)">
            <text:p/>
          </table:table-cell>
          <table:table-cell table:style-name="ce24" table:formula="of:=SUMPRODUCT([.A61:.A71];[.Q61:.Q71])" office:value-type="float" office:value="7" calcext:value-type="float">
            <text:p>7,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Átlag</text:p>
          </table:table-cell>
          <table:table-cell table:style-name="ce33" office:value-type="string" calcext:value-type="string">
            <text:p>Várt eloszlás</text:p>
          </table:table-cell>
          <table:table-cell table:style-name="ce5" table:number-columns-repeated="100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25"/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6/36" office:value-type="percentage" office:value="0.166666666666667" calcext:value-type="percentage">
            <text:p>16,67%</text:p>
          </table:table-cell>
          <table:table-cell table:number-columns-repeated="100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25"/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álvéletlen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07" table:default-cell-style-name="ce4"/>
        <table:table-row table:style-name="ro1">
          <table:table-cell table:style-name="ce1" office:value-type="string" calcext:value-type="string">
            <text:p>Álvéletlen adatsor</text:p>
          </table:table-cell>
          <table:table-cell table:style-name="ce1" office:value-type="string" calcext:value-type="string" table:number-columns-spanned="2" table:number-rows-spanned="1">
            <text:p>Alg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étö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lt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ivad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stv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ik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álmán</text:p>
          </table:table-cell>
          <table:covered-table-cell table:style-name="ce1"/>
          <table:table-cell table:style-name="ce5"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33" office:value-type="string" calcext:value-type="string" table:number-columns-spanned="2" table:number-rows-spanned="1">
            <text:p>Alg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étö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oltán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Divada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Estván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Fikto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álmán</text:p>
          </table:table-cell>
          <table:covered-table-cell table:style-name="ce33"/>
          <table:table-cell table:style-name="ce5"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number-columns-repeated="1009"/>
        </table:table-row>
        <table:table-row table:style-name="ro1">
          <table:table-cell table:number-columns-repeated="15"/>
          <table:table-cell table:style-name="ce5" office:value-type="string" calcext:value-type="string">
            <text:p>Átlag</text:p>
          </table:table-cell>
          <table:table-cell table:style-name="ce5" office:value-type="string" calcext:value-type="string">
            <text:p>Vártható érték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ét azonos</text:p>
          </table:table-cell>
          <table:table-cell table:style-name="ce13" table:number-columns-repeated="14"/>
          <table:table-cell table:style-name="ce48" table:formula="of:=IF(COUNT([.B57:.O57])&gt;0;AVERAGE([.B57:.O57]);&quot;&quot;)">
            <text:p/>
          </table:table-cell>
          <table:table-cell table:style-name="ce24" table:formula="of:=25/6" office:value-type="float" office:value="4.16666666666667" calcext:value-type="float">
            <text:p>4,1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obott összeg átlaga</text:p>
          </table:table-cell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48" table:formula="of:=IF(COUNT([.B58:.O58])&gt;0;AVERAGE([.B58:.O58]);&quot;&quot;)">
            <text:p/>
          </table:table-cell>
          <table:table-cell table:style-name="ce24" table:formula="of:=SUMPRODUCT([.A61:.A71];[.Q61:.Q71])" office:value-type="float" office:value="7" calcext:value-type="float">
            <text:p>7,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Átlag</text:p>
          </table:table-cell>
          <table:table-cell table:style-name="ce33" office:value-type="string" calcext:value-type="string">
            <text:p>Várt eloszlás</text:p>
          </table:table-cell>
          <table:table-cell table:style-name="ce5" table:number-columns-repeated="100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25"/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6/36" office:value-type="percentage" office:value="0.166666666666667" calcext:value-type="percentage">
            <text:p>16,67%</text:p>
          </table:table-cell>
          <table:table-cell table:number-columns-repeated="100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25"/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amikus" table:style-name="ta1">
        <table:table-column table:style-name="co5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07" table:default-cell-style-name="ce4"/>
        <table:table-row table:style-name="ro1">
          <table:table-cell table:style-name="ce1" office:value-type="string" calcext:value-type="string">
            <text:p>Dinamikusan változó adatsor</text:p>
          </table:table-cell>
          <table:table-cell table:style-name="ce1" office:value-type="string" calcext:value-type="string" table:number-columns-spanned="2" table:number-rows-spanned="1">
            <text:p>Alg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étö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lt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ivad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stv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ik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álmán</text:p>
          </table:table-cell>
          <table:covered-table-cell table:style-name="ce1"/>
          <table:table-cell table:style-name="ce5"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33" office:value-type="string" calcext:value-type="string" table:number-columns-spanned="2" table:number-rows-spanned="1">
            <text:p>Alg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étö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oltán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Divada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Estván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Fikto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álmán</text:p>
          </table:table-cell>
          <table:covered-table-cell table:style-name="ce33"/>
          <table:table-cell table:style-name="ce5"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number-columns-repeated="1009"/>
        </table:table-row>
        <table:table-row table:style-name="ro1">
          <table:table-cell table:number-columns-repeated="15"/>
          <table:table-cell table:style-name="ce5" office:value-type="string" calcext:value-type="string">
            <text:p>Átlag</text:p>
          </table:table-cell>
          <table:table-cell table:style-name="ce5" office:value-type="string" calcext:value-type="string">
            <text:p>Vártható érték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ét azonos</text:p>
          </table:table-cell>
          <table:table-cell table:style-name="ce13" table:number-columns-repeated="14"/>
          <table:table-cell table:style-name="ce48" table:formula="of:=IF(COUNT([.B57:.O57])&gt;0;AVERAGE([.B57:.O57]);&quot;&quot;)">
            <text:p/>
          </table:table-cell>
          <table:table-cell table:style-name="ce24" table:formula="of:=25/6" office:value-type="float" office:value="4.16666666666667" calcext:value-type="float">
            <text:p>4,1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obott összeg átlaga</text:p>
          </table:table-cell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48" table:formula="of:=IF(COUNT([.B58:.O58])&gt;0;AVERAGE([.B58:.O58]);&quot;&quot;)">
            <text:p/>
          </table:table-cell>
          <table:table-cell table:style-name="ce24" table:formula="of:=SUMPRODUCT([.A61:.A71];[.Q61:.Q71])" office:value-type="float" office:value="7" calcext:value-type="float">
            <text:p>7,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db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Átlag</text:p>
          </table:table-cell>
          <table:table-cell table:style-name="ce33" office:value-type="string" calcext:value-type="string">
            <text:p>Várt eloszlás</text:p>
          </table:table-cell>
          <table:table-cell table:style-name="ce5" table:number-columns-repeated="100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25"/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6/36" office:value-type="percentage" office:value="0.166666666666667" calcext:value-type="percentage">
            <text:p>16,67%</text:p>
          </table:table-cell>
          <table:table-cell table:number-columns-repeated="100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5"/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25"/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összesítés" table:style-name="ta1">
        <table:table-column table:style-name="co3" table:number-columns-repeated="1024" table:default-cell-style-name="ce28"/>
        <table:table-row table:style-name="ro1">
          <table:table-cell table:style-name="ce51"/>
          <table:table-cell table:style-name="ce51" office:value-type="string" calcext:value-type="string">
            <text:p>Valós adatok</text:p>
          </table:table-cell>
          <table:table-cell table:style-name="ce51" office:value-type="string" calcext:value-type="string">
            <text:p>Álvéletlen adatok</text:p>
          </table:table-cell>
          <table:table-cell table:style-name="ce51" office:value-type="string" calcext:value-type="string">
            <text:p>Dinamikusan változó adatok</text:p>
          </table:table-cell>
          <table:table-cell table:style-name="ce51" table:number-columns-repeated="2"/>
          <table:table-cell table:style-name="Default"/>
          <table:table-cell table:style-name="ce51" table:number-columns-repeated="2"/>
          <table:table-cell table:style-name="ce29" table:number-columns-repeated="1015"/>
        </table:table-row>
        <table:table-row table:style-name="ro1">
          <table:table-cell table:style-name="ce51" office:value-type="string" calcext:value-type="string">
            <text:p>Dobott számok relatív gyakorisága</text:p>
          </table:table-cell>
          <table:table-cell table:number-columns-repeated="3"/>
          <table:table-cell table:style-name="ce27"/>
          <table:table-cell/>
          <table:table-cell table:style-name="ce51" office:value-type="string" calcext:value-type="string">
            <text:p>várt érték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table:number-columns-repeated="3"/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table:number-columns-repeated="3"/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legtöbbször</text:p>
          </table:table-cell>
          <table:table-cell table:style-name="ce54" table:number-columns-repeated="3"/>
          <table:table-cell table:number-columns-repeated="3"/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legkevesebbszer</text:p>
          </table:table-cell>
          <table:table-cell table:style-name="ce54" table:number-columns-repeated="3"/>
          <table:table-cell table:number-columns-repeated="3"/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Dobott összegek relatív gyakorisága</text:p>
          </table:table-cell>
          <table:table-cell table:number-columns-repeated="3"/>
          <table:table-cell table:style-name="ce27"/>
          <table:table-cell/>
          <table:table-cell table:style-name="ce51" office:value-type="string" calcext:value-type="string">
            <text:p>várt érték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table:formula="of:=[$valós.P61]" office:value-type="float" office:value="0" calcext:value-type="float">
            <text:p>0</text:p>
          </table:table-cell>
          <table:table-cell table:style-name="ce27" table:formula="of:=[$álvéletlen.P61]" office:value-type="float" office:value="0" calcext:value-type="float">
            <text:p>0</text:p>
          </table:table-cell>
          <table:table-cell table:style-name="ce27" table:formula="of:=[$dinamikus.P61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1]" office:value-type="float" office:value="0.0277777777777778" calcext:value-type="float">
            <text:p>0,027777777777778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table:formula="of:=[$valós.P62]" office:value-type="float" office:value="0" calcext:value-type="float">
            <text:p>0</text:p>
          </table:table-cell>
          <table:table-cell table:style-name="ce27" table:formula="of:=[$álvéletlen.P62]" office:value-type="float" office:value="0" calcext:value-type="float">
            <text:p>0</text:p>
          </table:table-cell>
          <table:table-cell table:style-name="ce27" table:formula="of:=[$dinamikus.P62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2]" office:value-type="float" office:value="0.0555555555555556" calcext:value-type="float">
            <text:p>0,055555555555556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table:formula="of:=[$valós.P63]" office:value-type="float" office:value="0" calcext:value-type="float">
            <text:p>0</text:p>
          </table:table-cell>
          <table:table-cell table:style-name="ce27" table:formula="of:=[$álvéletlen.P63]" office:value-type="float" office:value="0" calcext:value-type="float">
            <text:p>0</text:p>
          </table:table-cell>
          <table:table-cell table:style-name="ce27" table:formula="of:=[$dinamikus.P63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3]" office:value-type="float" office:value="0.0833333333333333" calcext:value-type="float">
            <text:p>0,083333333333333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table:formula="of:=[$valós.P64]" office:value-type="float" office:value="0" calcext:value-type="float">
            <text:p>0</text:p>
          </table:table-cell>
          <table:table-cell table:style-name="ce27" table:formula="of:=[$álvéletlen.P64]" office:value-type="float" office:value="0" calcext:value-type="float">
            <text:p>0</text:p>
          </table:table-cell>
          <table:table-cell table:style-name="ce27" table:formula="of:=[$dinamikus.P64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4]" office:value-type="float" office:value="0.111111111111111" calcext:value-type="float">
            <text:p>0,111111111111111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table:formula="of:=[$valós.P65]" office:value-type="float" office:value="0" calcext:value-type="float">
            <text:p>0</text:p>
          </table:table-cell>
          <table:table-cell table:style-name="ce27" table:formula="of:=[$álvéletlen.P65]" office:value-type="float" office:value="0" calcext:value-type="float">
            <text:p>0</text:p>
          </table:table-cell>
          <table:table-cell table:style-name="ce27" table:formula="of:=[$dinamikus.P65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5]" office:value-type="float" office:value="0.138888888888889" calcext:value-type="float">
            <text:p>0,138888888888889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table:formula="of:=[$valós.P66]" office:value-type="float" office:value="0" calcext:value-type="float">
            <text:p>0</text:p>
          </table:table-cell>
          <table:table-cell table:style-name="ce27" table:formula="of:=[$álvéletlen.P66]" office:value-type="float" office:value="0" calcext:value-type="float">
            <text:p>0</text:p>
          </table:table-cell>
          <table:table-cell table:style-name="ce27" table:formula="of:=[$dinamikus.P66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6]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table:formula="of:=[$valós.P67]" office:value-type="float" office:value="0" calcext:value-type="float">
            <text:p>0</text:p>
          </table:table-cell>
          <table:table-cell table:style-name="ce27" table:formula="of:=[$álvéletlen.P67]" office:value-type="float" office:value="0" calcext:value-type="float">
            <text:p>0</text:p>
          </table:table-cell>
          <table:table-cell table:style-name="ce27" table:formula="of:=[$dinamikus.P67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7]" office:value-type="float" office:value="0.138888888888889" calcext:value-type="float">
            <text:p>0,138888888888889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table:formula="of:=[$valós.P68]" office:value-type="float" office:value="0" calcext:value-type="float">
            <text:p>0</text:p>
          </table:table-cell>
          <table:table-cell table:style-name="ce27" table:formula="of:=[$álvéletlen.P68]" office:value-type="float" office:value="0" calcext:value-type="float">
            <text:p>0</text:p>
          </table:table-cell>
          <table:table-cell table:style-name="ce27" table:formula="of:=[$dinamikus.P68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8]" office:value-type="float" office:value="0.111111111111111" calcext:value-type="float">
            <text:p>0,111111111111111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table:formula="of:=[$valós.P69]" office:value-type="float" office:value="0" calcext:value-type="float">
            <text:p>0</text:p>
          </table:table-cell>
          <table:table-cell table:style-name="ce27" table:formula="of:=[$álvéletlen.P69]" office:value-type="float" office:value="0" calcext:value-type="float">
            <text:p>0</text:p>
          </table:table-cell>
          <table:table-cell table:style-name="ce27" table:formula="of:=[$dinamikus.P69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69]" office:value-type="float" office:value="0.0833333333333333" calcext:value-type="float">
            <text:p>0,083333333333333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table:formula="of:=[$valós.P70]" office:value-type="float" office:value="0" calcext:value-type="float">
            <text:p>0</text:p>
          </table:table-cell>
          <table:table-cell table:style-name="ce27" table:formula="of:=[$álvéletlen.P70]" office:value-type="float" office:value="0" calcext:value-type="float">
            <text:p>0</text:p>
          </table:table-cell>
          <table:table-cell table:style-name="ce27" table:formula="of:=[$dinamikus.P70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70]" office:value-type="float" office:value="0.0555555555555556" calcext:value-type="float">
            <text:p>0,055555555555556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table:formula="of:=[$valós.P71]" office:value-type="float" office:value="0" calcext:value-type="float">
            <text:p>0</text:p>
          </table:table-cell>
          <table:table-cell table:style-name="ce27" table:formula="of:=[$álvéletlen.P71]" office:value-type="float" office:value="0" calcext:value-type="float">
            <text:p>0</text:p>
          </table:table-cell>
          <table:table-cell table:style-name="ce27" table:formula="of:=[$dinamikus.P71]" office:value-type="float" office:value="0" calcext:value-type="float">
            <text:p>0</text:p>
          </table:table-cell>
          <table:table-cell table:number-columns-repeated="2"/>
          <table:table-cell table:style-name="ce27" table:formula="of:=[$valós.Q71]" office:value-type="float" office:value="0.0277777777777778" calcext:value-type="float">
            <text:p>0,027777777777778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Dobott összegek átlaga</text:p>
          </table:table-cell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27" table:formula="of:=[$valós.P58]">
            <text:p/>
          </table:table-cell>
          <table:table-cell table:style-name="ce27" table:formula="of:=[$álvéletlen.P58]">
            <text:p/>
          </table:table-cell>
          <table:table-cell table:style-name="ce27" table:formula="of:=[$dinamikus.P58]">
            <text:p/>
          </table:table-cell>
          <table:table-cell table:number-columns-repeated="2"/>
          <table:table-cell table:style-name="ce27" table:formula="of:=[$dinamikus.Q58]" office:value-type="float" office:value="7" calcext:value-type="float">
            <text:p>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Két azonos dobásának relatív gyakorisága</text:p>
          </table:table-cell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27" table:formula="of:=[$valós.P57]">
            <text:p/>
          </table:table-cell>
          <table:table-cell table:style-name="ce27" table:formula="of:=[$álvéletlen.P57]">
            <text:p/>
          </table:table-cell>
          <table:table-cell table:style-name="ce27" table:formula="of:=[$dinamikus.P57]">
            <text:p/>
          </table:table-cell>
          <table:table-cell table:number-columns-repeated="2"/>
          <table:table-cell table:style-name="ce27" table:formula="of:=[$valós.Q57]" office:value-type="float" office:value="4.16666666666667" calcext:value-type="float">
            <text:p>4,1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table:number-columns-repeated="9"/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4" number:min-decimal-places="4" number:min-integer-digits="1"/>
    </number:number-style>
    <number:percentage-style style:name="N142" number:title="Egyéni">
      <number:number number:decimal-places="1" number:min-decimal-places="1" number:min-integer-digits="1"/>
      <number:text>%</number:text>
    </number:percentage-style>
    <number:number-style style:name="N143" number:title="Egyéni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10" number:min-decimal-places="10" number:min-integer-digits="1"/>
    </number:number-style>
    <number:number-style style:name="N147">
      <number:number number:decimal-places="14" number:min-decimal-places="14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9P0" style:volatile="true">
      <number:number number:decimal-places="0" number:min-decimal-places="0" number:min-integer-digits="1" number:grouping="true"/>
      <number:text> Ft</number:text>
    </number:number-style>
    <number:number-style style:name="N159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Ft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Ft</number:text>
    </number:number-style>
    <number:number-style style:name="N162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Ft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63P0"/>
    </number:number-style>
    <number:number-style style:name="N167P0" style:volatile="true">
      <number:number number:decimal-places="0" number:min-decimal-places="0" number:min-integer-digits="1" number:grouping="true"/>
      <number:text> Ft </number:text>
    </number:number-style>
    <number:number-style style:name="N167P1" style:volatile="true">
      <number:text>-</number:text>
      <number:number number:decimal-places="0" number:min-decimal-places="0" number:min-integer-digits="1" number:grouping="true"/>
      <number:text> Ft </number:text>
    </number:number-style>
    <number:number-style style:name="N167P2" style:volatile="true">
      <number:text> - Ft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decimal-places="0" number:min-integer-digits="1" number:grouping="true"/>
      <number:text>     </number:text>
    </number:number-style>
    <number:number-style style:name="N171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171P2" style:volatile="true">
      <number:text> -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decimal-places="2" number:min-integer-digits="1" number:grouping="true"/>
      <number:text> Ft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Ft </number:text>
    </number:number-style>
    <number:number-style style:name="N175P2" style:volatile="true">
      <number:text>-</number:text>
      <number:number number:decimal-places="0" number:min-decimal-places="0" number:min-integer-digits="0"/>
      <number:text> Ft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179P2" style:volatile="true">
      <number:text>-</number:text>
      <number:number number:decimal-places="0" number:min-decimal-places="0" number:min-integer-digits="0"/>
      <number:text>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number:min-decimal-places="3" number:min-integer-digits="1"/>
    </number:number-style>
    <number:number-style style:name="N181">
      <number:number number:decimal-places="1" number:min-decimal-places="1" number:min-integer-digits="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.00.00</text:date>, <text:time style:data-style-name="N2" text:time-value="14:56:31.192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14:57:03.595000000</meta:creation-date>
    <meta:editing-duration>P0D</meta:editing-duration>
    <meta:editing-cycles>1</meta:editing-cycles>
    <meta:generator>LibreOffice/7.1.4.2.N4$Windows_X86_64 LibreOffice_project/5bfcf1b233a4f7431792797b93aa5d6f957658fc</meta:generator>
    <meta:document-statistic meta:table-count="4" meta:cell-count="1444" meta:object-count="0"/>
  </office:meta>
</office:document-meta>
</file>